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  <style:map style:condition="cell-content()&gt;4" style:apply-style-name="Untitled1" style:base-cell-address="Sheet1.J4"/>
      <style:map style:condition="cell-content()&lt;4" style:apply-style-name="Untitled2" style:base-cell-address="Sheet1.J4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4" style:apply-style-name="Untitled1" style:base-cell-address="Sheet1.J4"/>
      <style:map style:condition="cell-content()&lt;4" style:apply-style-name="Untitled2" style:base-cell-address="Sheet1.J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3"/>
        <table:table-column table:style-name="co2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tores e sentidos de rotação</text:p>
          </table:table-cell>
          <table:covered-table-cell table:number-columns-repeated="7" table:style-name="ce4"/>
          <table:table-cell table:style-name="ce7" office:value-type="string" calcext:value-type="string" table:number-columns-spanned="1" table:number-rows-spanned="3">
            <text:p>Posto &gt;= 4</text:p>
          </table:table-cell>
          <table:table-cell table:style-name="ce7" office:value-type="string" calcext:value-type="string" table:number-columns-spanned="1" table:number-rows-spanned="3">
            <text:p>Quantidade de falh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H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H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:.H4];&quot;=0&quot;)" office:value-type="float" office:value="8" calcext:value-type="float">
            <text:p>8</text:p>
          </table:table-cell>
          <table:table-cell/>
          <table:table-cell office:value-type="string" calcext:value-type="string">
            <text:p>0 = falha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5:.H5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6:.H6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:.H7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:.H8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9:.H9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:.H10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1:.H11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2:.H12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:.H13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:.H14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5:.H15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6:.H16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7:.H17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8:.H1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:.H1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0:.H20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1:.H21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2:.H22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3:.H23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4:.H24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5:.H25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6:.H2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7:.H2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8:.H28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9:.H29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30:.H30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31:.H31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32:.H3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33:.H3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34:.H3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35:.H3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36:.H36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37:.H37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38:.H38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39:.H39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0:.H40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1:.H41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2:.H4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43:.H4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4:.H44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5:.H45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6:.H4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47:.H4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48:.H4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49:.H4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50:.H5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51:.H5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52:.H52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53:.H53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54:.H54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55:.H55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56:.H5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57:.H5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58:.H58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59:.H59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60:.H60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61:.H61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62:.H62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63:.H63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64:.H6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65:.H6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66:.H66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67:.H67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68:.H68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69:.H69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0:.H70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1:.H71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2:.H72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3:.H73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4:.H74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75:.H75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6:.H76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7:.H77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78:.H7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79:.H7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0:.H80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81:.H81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82:.H82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83:.H83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4:.H84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5:.H85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6:.H8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87:.H8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8:.H8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89:.H8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0:.H9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1:.H9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92:.H9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3:.H9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94:.H9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5:.H9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6:.H9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7:.H9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8:.H98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99:.H99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0:.H100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1:.H101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2:.H10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03:.H10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4:.H104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05:.H105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6:.H10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07:.H10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8:.H10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09:.H10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0:.H11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1:.H11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2:.H112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3:.H113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4:.H114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5:.H115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16:.H11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7:.H11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8:.H118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19:.H119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0:.H12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1:.H12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2:.H122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3:.H123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4:.H12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5:.H12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6:.H126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7:.H127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8:.H128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29:.H129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30:.H130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31:.H131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2:.H132];&quot;=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3:.H133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4:.H134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5:.H135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6:.H136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7:.H137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38:.H13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39:.H13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0:.H140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1:.H141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2:.H14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43:.H14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4:.H144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45:.H145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46:.H14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47:.H14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8:.H148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49:.H149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50:.H150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51:.H151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52:.H15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53:.H15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54:.H15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55:.H15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56:.H15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57:.H15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58:.H158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59:.H159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60:.H16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61:.H16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62:.H162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63:.H163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64:.H164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65:.H165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66:.H166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67:.H167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68:.H16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69:.H16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0:.H17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1:.H17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72:.H17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3:.H17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74:.H17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5:.H17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6:.H17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7:.H17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8:.H178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79:.H179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80:.H180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1:.H181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2:.H182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3:.H183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4:.H18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5:.H18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6:.H186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7:.H187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8:.H188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89:.H189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0:.H190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1:.H191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2:.H192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3:.H193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4:.H194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195:.H195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96:.H196];&quot;=0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97:.H197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98:.H19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199:.H19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00:.H200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1:.H201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2:.H202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3:.H203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04:.H204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5:.H205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6:.H20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7:.H20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08:.H208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09:.H209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0:.H210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1:.H211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12:.H212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3:.H213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4:.H21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5:.H21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6:.H21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7:.H21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8:.H218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19:.H219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0:.H22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1:.H22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2:.H222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3:.H223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4:.H224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5:.H225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6:.H226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7:.H227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COUNTIF([.A228:.H228];&quot;=0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29:.H229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0:.H230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1:.H231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2:.H232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3:.H233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4:.H234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5:.H235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6:.H236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7:.H237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8:.H238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39:.H239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0:.H240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1:.H241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2:.H242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3:.H243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4:.H244];&quot;=0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5:.H245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6:.H246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7:.H247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8:.H248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49:.H249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0:.H250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1:.H251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2:.H252];&quot;=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3:.H253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4:.H254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5:.H255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6:.H256];&quo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7:.H257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8:.H258];&quot;=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COUNTIF([.A259:.H259];&quot;=0&quot;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1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I4:Sheet1.I259">
            <calcext:color-scale>
              <calcext:color-scale-entry calcext:value="0" calcext:type="minimum" calcext:color="#ff0000"/>
              <calcext:color-scale-entry calcext:value="0" calcext:type="maximum" calcext:color="#00cc33"/>
            </calcext:color-scale>
          </calcext:conditional-format>
          <calcext:conditional-format calcext:target-range-address="Sheet1.J4:Sheet1.J259">
            <calcext:condition calcext:apply-style-name="Untitled1" calcext:value="&gt;4" calcext:base-cell-address="Sheet1.J4"/>
            <calcext:condition calcext:apply-style-name="Untitled2" calcext:value="&lt;4" calcext:base-cell-address="Sheet1.J4"/>
          </calcext:conditional-format>
        </calcext:conditional-formats>
      </table:table>
      <table:named-expressions/>
      <table:database-ranges>
        <table:database-range table:name="__Anonymous_Sheet_DB__0" table:target-range-address="Sheet1.A1:Sheet1.J25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5:35:41.32196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35:42.816466066</meta:creation-date>
    <meta:editing-duration>PT1M25S</meta:editing-duration>
    <meta:editing-cycles>2</meta:editing-cycles>
    <meta:generator>LibreOffice/5.1.6.2$Linux_X86_64 LibreOffice_project/10m0$Build-2</meta:generator>
    <dc:date>2018-11-10T15:37:07.107843254</dc:date>
    <meta:document-statistic meta:table-count="1" meta:cell-count="2580" meta:object-count="0"/>
  </office:meta>
</office:document-meta>
</file>